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noir" style:base-cell-address="Sheet1.E5"/>
      <style:map style:condition="cell-content()=0" style:apply-style-name="blanc0" style:base-cell-address="Sheet1.E5"/>
    </style:style>
    <style:style style:name="ce2" style:family="table-cell" style:parent-style-name="Default">
      <style:map style:condition="cell-content()=1" style:apply-style-name="noir" style:base-cell-address="Sheet1.E23"/>
      <style:map style:condition="cell-content()=0" style:apply-style-name="blanc0" style:base-cell-address="Sheet1.E23"/>
    </style:style>
    <style:style style:name="ce3" style:family="table-cell" style:parent-style-name="Default">
      <style:map style:condition="cell-content()=1" style:apply-style-name="noir" style:base-cell-address="Sheet1.L13"/>
      <style:map style:condition="cell-content()=0" style:apply-style-name="blanc0" style:base-cell-address="Sheet1.L13"/>
    </style:style>
    <style:style style:name="ce7" style:family="table-cell" style:parent-style-name="Default">
      <style:table-cell-properties fo:border="none"/>
      <style:map style:condition="cell-content()=1" style:apply-style-name="noir" style:base-cell-address="Sheet1.E5"/>
      <style:map style:condition="cell-content()=0" style:apply-style-name="blanc0" style:base-cell-address="Sheet1.E5"/>
    </style:style>
    <style:style style:name="ce8" style:family="table-cell" style:parent-style-name="Default">
      <style:map style:condition="cell-content()=1" style:apply-style-name="noir" style:base-cell-address="Sheet1.E5"/>
      <style:map style:condition="cell-content()=0" style:apply-style-name="blanc0" style:base-cell-address="Sheet1.E5"/>
    </style:style>
    <style:style style:name="ce9" style:family="table-cell" style:parent-style-name="Default">
      <style:map style:condition="cell-content()=1" style:apply-style-name="noir" style:base-cell-address="Sheet1.W23"/>
      <style:map style:condition="cell-content()=0" style:apply-style-name="blanc0" style:base-cell-address="Sheet1.W23"/>
    </style:style>
    <style:style style:name="ce10" style:family="table-cell" style:parent-style-name="Default">
      <style:map style:condition="cell-content()=1" style:apply-style-name="noir" style:base-cell-address="Sheet1.W24"/>
      <style:map style:condition="cell-content()=0" style:apply-style-name="blanc0" style:base-cell-address="Sheet1.W24"/>
    </style:style>
    <style:style style:name="ce11" style:family="table-cell" style:parent-style-name="Default">
      <style:map style:condition="cell-content()=1" style:apply-style-name="noir" style:base-cell-address="Sheet1.X24"/>
      <style:map style:condition="cell-content()=0" style:apply-style-name="blanc0" style:base-cell-address="Sheet1.X24"/>
    </style:style>
    <style:style style:name="ce12" style:family="table-cell" style:parent-style-name="Default">
      <style:map style:condition="cell-content()=1" style:apply-style-name="noir" style:base-cell-address="Sheet1.Y25"/>
      <style:map style:condition="cell-content()=0" style:apply-style-name="blanc0" style:base-cell-address="Sheet1.Y25"/>
    </style:style>
    <style:style style:name="ce13" style:family="table-cell" style:parent-style-name="Default">
      <style:map style:condition="cell-content()=1" style:apply-style-name="noir" style:base-cell-address="Sheet1.E5"/>
      <style:map style:condition="cell-content()=0" style:apply-style-name="blanc0" style:base-cell-address="Sheet1.E5"/>
    </style:style>
    <style:style style:name="ce14" style:family="table-cell" style:parent-style-name="Default">
      <style:map style:condition="cell-content()=1" style:apply-style-name="noir" style:base-cell-address="Sheet1.BA30"/>
      <style:map style:condition="cell-content()=0" style:apply-style-name="blanc0" style:base-cell-address="Sheet1.BA30"/>
    </style:style>
    <style:style style:name="ce15" style:family="table-cell" style:parent-style-name="Default">
      <style:table-cell-properties fo:border="none"/>
      <style:map style:condition="cell-content()=1" style:apply-style-name="noir" style:base-cell-address="Sheet1.BD20"/>
      <style:map style:condition="cell-content()=0" style:apply-style-name="blanc0" style:base-cell-address="Sheet1.BD20"/>
    </style:style>
    <style:style style:name="ce16" style:family="table-cell" style:parent-style-name="Default">
      <style:map style:condition="cell-content()=1" style:apply-style-name="noir" style:base-cell-address="Sheet1.BD20"/>
      <style:map style:condition="cell-content()=0" style:apply-style-name="blanc0" style:base-cell-address="Sheet1.BD2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table:style-name="ce15" table:number-columns-repeated="5"/>
          <table:table-cell table:number-columns-repeated="96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table:style-name="ce15"/>
          <table:table-cell table:style-name="ce16" table:number-columns-repeated="3"/>
          <table:table-cell table:style-name="ce15"/>
          <table:table-cell table:number-columns-repeated="964"/>
        </table:table-row>
        <table:table-row table:style-name="ro2"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style-name="ce15"/>
          <table:table-cell table:style-name="ce16" table:number-columns-repeated="3"/>
          <table:table-cell table:style-name="ce15"/>
          <table:table-cell table:number-columns-repeated="964"/>
        </table:table-row>
        <table:table-row table:style-name="ro2">
          <table:table-cell table:number-columns-repeated="4"/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6"/>
          <table:table-cell table:style-name="ce15"/>
          <table:table-cell table:style-name="ce16" table:number-columns-repeated="3"/>
          <table:table-cell table:style-name="ce15"/>
          <table:table-cell table:number-columns-repeated="964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6"/>
          <table:table-cell table:style-name="ce15" table:number-columns-repeated="5"/>
          <table:table-cell table:number-columns-repeated="964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3"/>
          <table:table-cell table:style-name="Default" table:number-columns-repeated="7"/>
          <table:table-cell table:number-columns-repeated="964"/>
        </table:table-row>
        <table:table-row table:style-name="ro2">
          <table:table-cell table:number-columns-repeated="4"/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3"/>
          <table:table-cell table:style-name="ce13"/>
          <table:table-cell table:style-name="Default" table:number-columns-repeated="7"/>
          <table:table-cell table:number-columns-repeated="964"/>
        </table:table-row>
        <table:table-row table:style-name="ro2" table:number-rows-repeated="7">
          <table:table-cell table:number-columns-repeated="52"/>
          <table:table-cell table:style-name="ce14"/>
          <table:table-cell table:style-name="Default" table:number-columns-repeated="7"/>
          <table:table-cell table:number-columns-repeated="96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5:Sheet1.K22 Sheet1.E30:Sheet1.K1048576 Sheet1.L5:Sheet1.L12 Sheet1.L14:Sheet1.L1048576 Sheet1.M5:Sheet1.AMJ14 Sheet1.M37:Sheet1.AMJ1048576 Sheet1.M20:Sheet1.BC22 Sheet1.BI20:Sheet1.AMJ24 Sheet1.M23:Sheet1.V29 Sheet1.AD25:Sheet1.AMJ27 Sheet1.M30:Sheet1.AZ36 Sheet1.BI28:Sheet1.AMJ36 Sheet1.AD28:Sheet1.BA29 Sheet1.M15:Sheet1.N19 Sheet1.T15:Sheet1.AMJ19 Sheet1.AD23:Sheet1.BC24">
            <calcext:condition calcext:apply-style-name="noir" calcext:value="=1" calcext:base-cell-address="Sheet1.E5"/>
            <calcext:condition calcext:apply-style-name="blanc0" calcext:value="=0" calcext:base-cell-address="Sheet1.E5"/>
          </calcext:conditional-format>
          <calcext:conditional-format calcext:target-range-address="Sheet1.E23:Sheet1.K29">
            <calcext:condition calcext:apply-style-name="noir" calcext:value="=1" calcext:base-cell-address="Sheet1.E23"/>
            <calcext:condition calcext:apply-style-name="blanc0" calcext:value="=0" calcext:base-cell-address="Sheet1.E23"/>
          </calcext:conditional-format>
          <calcext:conditional-format calcext:target-range-address="Sheet1.L13:Sheet1.L13">
            <calcext:condition calcext:apply-style-name="noir" calcext:value="=1" calcext:base-cell-address="Sheet1.L13"/>
            <calcext:condition calcext:apply-style-name="blanc0" calcext:value="=0" calcext:base-cell-address="Sheet1.L13"/>
          </calcext:conditional-format>
          <calcext:conditional-format calcext:target-range-address="Sheet1.BD20:Sheet1.BH24">
            <calcext:condition calcext:apply-style-name="noir" calcext:value="=1" calcext:base-cell-address="Sheet1.BD20"/>
            <calcext:condition calcext:apply-style-name="blanc0" calcext:value="=0" calcext:base-cell-address="Sheet1.BD20"/>
          </calcext:conditional-format>
          <calcext:conditional-format calcext:target-range-address="Sheet1.O15:Sheet1.S19">
            <calcext:condition calcext:apply-style-name="noir" calcext:value="=1" calcext:base-cell-address="Sheet1.O15"/>
            <calcext:condition calcext:apply-style-name="blanc0" calcext:value="=0" calcext:base-cell-address="Sheet1.O15"/>
          </calcext:conditional-format>
          <calcext:conditional-format calcext:target-range-address="Sheet1.BA30:Sheet1.BA36">
            <calcext:condition calcext:apply-style-name="noir" calcext:value="=1" calcext:base-cell-address="Sheet1.BA30"/>
            <calcext:condition calcext:apply-style-name="blanc0" calcext:value="=0" calcext:base-cell-address="Sheet1.BA30"/>
          </calcext:conditional-format>
          <calcext:conditional-format calcext:target-range-address="Sheet1.X24:Sheet1.AC24 Sheet1.X25:Sheet1.X29">
            <calcext:condition calcext:apply-style-name="noir" calcext:value="=1" calcext:base-cell-address="Sheet1.X24"/>
            <calcext:condition calcext:apply-style-name="blanc0" calcext:value="=0" calcext:base-cell-address="Sheet1.X24"/>
          </calcext:conditional-format>
          <calcext:conditional-format calcext:target-range-address="Sheet1.Y25:Sheet1.AC29">
            <calcext:condition calcext:apply-style-name="noir" calcext:value="=1" calcext:base-cell-address="Sheet1.Y25"/>
            <calcext:condition calcext:apply-style-name="blanc0" calcext:value="=0" calcext:base-cell-address="Sheet1.Y25"/>
          </calcext:conditional-format>
          <calcext:conditional-format calcext:target-range-address="Sheet1.W24:Sheet1.W29">
            <calcext:condition calcext:apply-style-name="noir" calcext:value="=1" calcext:base-cell-address="Sheet1.W24"/>
            <calcext:condition calcext:apply-style-name="blanc0" calcext:value="=0" calcext:base-cell-address="Sheet1.W24"/>
          </calcext:conditional-format>
          <calcext:conditional-format calcext:target-range-address="Sheet1.W23:Sheet1.AC23">
            <calcext:condition calcext:apply-style-name="noir" calcext:value="=1" calcext:base-cell-address="Sheet1.W23"/>
            <calcext:condition calcext:apply-style-name="blanc0" calcext:value="=0" calcext:base-cell-address="Sheet1.W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  <style:style style:name="blanc" style:family="table-cell" style:parent-style-name="Default"/>
    <style:style style:name="blanc0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08:52:30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13S</meta:editing-duration>
    <meta:editing-cycles>14</meta:editing-cycles>
    <meta:generator>LibreOffice/5.4.6.2$Windows_X86_64 LibreOffice_project/4014ce260a04f1026ba855d3b8d91541c224eab8</meta:generator>
    <dc:date>2022-02-21T10:04:04.800000000</dc:date>
    <meta:document-statistic meta:table-count="1" meta:cell-count="613" meta:object-count="0"/>
    <meta:user-defined meta:name="Info 1"/>
    <meta:user-defined meta:name="Info 2"/>
    <meta:user-defined meta:name="Info 3"/>
    <meta:user-defined meta:name="Info 4"/>
  </office:meta>
</office:document-meta>
</file>